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4000001F4CA29A74F0326D5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3cm" fo:min-width="0cm"/>
    </style:style>
    <style:style style:name="P1" style:family="paragraph">
      <style:text-properties fo:font-size="24pt" style:font-size-asian="18pt" style:font-size-complex="18pt"/>
    </style:style>
    <style:style style:name="P2" style:family="paragraph">
      <loext:graphic-properties draw:fill="none" draw:fill-color="#ffffff"/>
      <style:text-properties fo:font-size="2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cm" svg:height="1.3cm" svg:x="7.309cm" svg:y="9.008cm">
          <draw:text-box>
            <text:p text:style-name="P1"><text:span text:style-name="T1">We are busy!</text:span></text:p>
          </draw:text-box>
        </draw:frame>
        <draw:frame draw:style-name="gr2" draw:text-style-name="P3" draw:layer="layout" svg:width="18.999cm" svg:height="7.889cm" svg:x="1cm" svg:y="1cm">
          <draw:image xlink:href="Pictures/10000000000004B4000001F4CA29A74F0326D509.jpg" xlink:type="simple" xlink:show="embed" xlink:actuate="onLoad">
            <text:p/>
          </draw:image>
        </draw:frame>
        <draw:frame draw:style-name="gr3" draw:text-style-name="P4" draw:layer="layout" svg:width="19cm" svg:height="2.673cm" svg:x="1cm" svg:y="10.8cm">
          <draw:text-box>
            <text:p>You are not mistaken, there was something interesting here last time you looked, but I’m working on it at the moment. <text:s/>The next page has some information on the projec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8T20:47:06.896714585</dc:date>
    <meta:editing-duration>PT28M47S</meta:editing-duration>
    <meta:editing-cycles>3</meta:editing-cycles>
    <meta:generator>LibreOffice/6.0.7.3$Linux_X86_64 LibreOffice_project/00m0$Build-3</meta:generator>
    <meta:document-statistic meta:object-count="3"/>
  </office:meta>
</office:document-meta>
</file>